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0%" draw:textarea-horizontal-align="justify" draw:textarea-vertical-align="middle" draw:auto-grow-height="false" fo:min-height="2.036cm" fo:min-width="8.13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7.501cm"/>
      <style:paragraph-properties style:writing-mode="lr-tb"/>
    </style:style>
    <style:style style:name="gr3" style:family="graphic" style:parent-style-name="standard">
      <style:graphic-properties draw:opacity="0%" draw:opacity-name="" draw:textarea-horizontal-align="justify" draw:textarea-vertical-align="middle" draw:auto-grow-height="false" fo:min-height="11.688cm" fo:min-width="9.152cm"/>
    </style:style>
    <style:style style:name="gr4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0.262cm"/>
      <style:paragraph-properties style:writing-mode="lr-tb"/>
    </style:style>
    <style:style style:name="gr7" style:family="graphic" style:parent-style-name="standard">
      <style:graphic-properties draw:opacity="0%" draw:opacity-name="" draw:textarea-horizontal-align="justify" draw:textarea-vertical-align="middle" draw:auto-grow-height="false" fo:min-height="3.56cm" fo:min-width="1.786cm"/>
    </style:style>
    <style:style style:name="gr8" style:family="graphic" style:parent-style-name="standard">
      <style:graphic-properties draw:stroke="none" svg:stroke-color="#000000" draw:fill="none" draw:fill-color="#ffffff" fo:min-height="0.13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385cm" fo:min-width="0.77cm"/>
      <style:paragraph-properties style:writing-mode="lr-tb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1.147cm" fo:min-width="0.897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893cm" fo:min-width="0.897cm"/>
      <style:paragraph-properties style:writing-mode="lr-tb"/>
    </style:style>
    <style:style style:name="gr12" style:family="graphic" style:parent-style-name="standard">
      <style:graphic-properties draw:opacity="0%" draw:opacity-name="" draw:textarea-horizontal-align="justify" draw:textarea-vertical-align="middle" draw:auto-grow-height="false" fo:min-height="5.592cm" fo:min-width="11.946cm"/>
    </style:style>
    <style:style style:name="gr1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4.449cm" fo:min-width="3.94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4.449cm" fo:min-width="3.05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639cm" fo:min-width="0.51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06cm" fo:min-width="0.38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131cm" fo:min-width="0.00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100%"/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636cm" svg:height="2.286cm" svg:x="2.524cm" svg:y="4.556cm">
          <text:p text:style-name="P1">NE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01cm" svg:height="2.286cm" svg:x="2.524cm" svg:y="13.319cm">
          <text:p text:style-name="P1">V760-A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652cm" svg:height="11.938cm" svg:x="1.889cm" svg:y="4.04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21cm" svg:height="0.962cm" svg:x="1.889cm" svg:y="3.086cm">
          <draw:text-box>
            <text:p>Tube</text:p>
          </draw:text-box>
        </draw:frame>
        <draw:line draw:style-name="gr5" draw:text-style-name="P5" draw:layer="layout" svg:x1="2.651cm" svg:y1="6.842cm" svg:x2="2.651cm" svg:y2="13.319cm">
          <text:p/>
        </draw:line>
        <draw:custom-shape draw:style-name="gr6" draw:text-style-name="P1" draw:layer="layout" svg:width="0.762cm" svg:height="0.762cm" svg:x="2.27cm" svg:y="9.255cm">
          <text:p text:style-name="P1">D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" draw:layer="layout" svg:width="2.286cm" svg:height="3.81cm" svg:x="11.541cm" svg:y="8.23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651cm" svg:height="0.962cm" svg:x="11.541cm" svg:y="7.477cm">
          <draw:text-box>
            <text:p>TIP</text:p>
          </draw:text-box>
        </draw:frame>
        <draw:line draw:style-name="gr5" draw:text-style-name="P5" draw:layer="layout" svg:x1="4.683cm" svg:y1="6.842cm" svg:x2="4.683cm" svg:y2="10.652cm">
          <text:p/>
        </draw:line>
        <draw:line draw:style-name="gr5" draw:text-style-name="P5" draw:layer="layout" svg:x1="7.477cm" svg:y1="6.842cm" svg:x2="7.477cm" svg:y2="8.874cm">
          <text:p/>
        </draw:line>
        <draw:line draw:style-name="gr5" draw:text-style-name="P5" draw:layer="layout" svg:x1="6.08cm" svg:y1="6.842cm" svg:x2="6.08cm" svg:y2="9.382cm">
          <text:p/>
        </draw:line>
        <draw:line draw:style-name="gr5" draw:text-style-name="P5" draw:layer="layout" svg:x1="4.556cm" svg:y1="11.033cm" svg:x2="4.556cm" svg:y2="13.319cm">
          <text:p/>
        </draw:line>
        <draw:line draw:style-name="gr5" draw:text-style-name="P5" draw:layer="layout" svg:x1="5.953cm" svg:y1="11.414cm" svg:x2="5.953cm" svg:y2="13.319cm">
          <text:p/>
        </draw:line>
        <draw:line draw:style-name="gr5" draw:text-style-name="P5" draw:layer="layout" svg:x1="7.35cm" svg:y1="9.763cm" svg:x2="7.35cm" svg:y2="13.446cm">
          <text:p/>
        </draw:line>
        <draw:custom-shape draw:style-name="gr9" draw:text-style-name="P6" draw:layer="layout" svg:width="1.27cm" svg:height="0.635cm" svg:x="2.524cm" svg:y="6.207cm">
          <text:p text:style-name="P1"><text:span text:style-name="T1">Video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0.635cm" svg:x="3.921cm" svg:y="6.207cm">
          <text:p text:style-name="P1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0.635cm" svg:x="5.318cm" svg:y="6.207cm">
          <text:p text:style-name="P1"><text:span text:style-name="T1">5-36V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0.635cm" svg:x="6.715cm" svg:y="6.207cm">
          <text:p text:style-name="P1"><text:span text:style-name="T1">V-Ba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0.635cm" svg:x="8.112cm" svg:y="6.207cm">
          <text:p text:style-name="P1"><text:span text:style-name="T1">OSD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0.635cm" svg:x="2.524cm" svg:y="13.319cm">
          <text:p text:style-name="P1"><text:span text:style-name="T1">Gree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0.635cm" svg:x="3.921cm" svg:y="13.319cm">
          <text:p text:style-name="P1"><text:span text:style-name="T1">Blu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0.635cm" svg:x="5.318cm" svg:y="13.319cm">
          <text:p text:style-name="P1"><text:span text:style-name="T1">Whit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0.635cm" svg:x="6.715cm" svg:y="13.319cm">
          <text:p text:style-name="P1"><text:span text:style-name="T1">Re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747cm" svg:y1="6.842cm" svg:x2="8.747cm" svg:y2="8.366cm">
          <text:p/>
        </draw:line>
        <draw:line draw:style-name="gr5" draw:text-style-name="P5" draw:layer="layout" svg:x1="8.747cm" svg:y1="8.366cm" svg:x2="11.541cm" svg:y2="8.366cm">
          <text:p/>
        </draw:line>
        <draw:line draw:style-name="gr5" draw:text-style-name="P5" draw:layer="layout" svg:x1="11.16cm" svg:y1="8.112cm" svg:x2="10.652cm" svg:y2="8.747cm">
          <text:p/>
        </draw:line>
        <draw:custom-shape draw:style-name="gr10" draw:text-style-name="P7" draw:layer="layout" svg:width="1.397cm" svg:height="1.397cm" svg:x="11.922cm" svg:y="8.493cm">
          <text:p text:style-name="P1">BC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397cm" svg:height="1.143cm" svg:x="11.922cm" svg:y="10.398cm">
          <text:p text:style-name="P1">BC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477cm" svg:y1="8.874cm" svg:x2="11.922cm" svg:y2="8.874cm">
          <text:p/>
        </draw:line>
        <draw:line draw:style-name="gr5" draw:text-style-name="P5" draw:layer="layout" svg:x1="6.08cm" svg:y1="9.382cm" svg:x2="11.922cm" svg:y2="9.382cm">
          <text:p/>
        </draw:line>
        <draw:line draw:style-name="gr5" draw:text-style-name="P5" draw:layer="layout" svg:x1="7.35cm" svg:y1="9.763cm" svg:x2="11.922cm" svg:y2="9.763cm">
          <text:p/>
        </draw:line>
        <draw:line draw:style-name="gr5" draw:text-style-name="P5" draw:layer="layout" svg:x1="11.922cm" svg:y1="11.414cm" svg:x2="5.953cm" svg:y2="11.414cm">
          <text:p/>
        </draw:line>
        <draw:line draw:style-name="gr5" draw:text-style-name="P5" draw:layer="layout" svg:x1="4.556cm" svg:y1="11.033cm" svg:x2="11.922cm" svg:y2="11.033cm">
          <text:p/>
        </draw:line>
        <draw:line draw:style-name="gr5" draw:text-style-name="P5" draw:layer="layout" svg:x1="11.922cm" svg:y1="10.652cm" svg:x2="4.683cm" svg:y2="10.652cm">
          <text:p/>
        </draw:line>
        <draw:custom-shape draw:style-name="gr12" draw:text-style-name="P3" draw:layer="layout" svg:width="12.446cm" svg:height="5.842cm" svg:x="7.223cm" svg:y="19.034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921cm" svg:height="1.27cm" svg:x="7.223cm" svg:y="18.018cm">
          <draw:text-box>
            <text:p>Bridge</text:p>
          </draw:text-box>
        </draw:frame>
        <draw:custom-shape draw:style-name="gr14" draw:text-style-name="P1" draw:layer="layout" svg:width="4.445cm" svg:height="4.699cm" svg:x="7.604cm" svg:y="19.542cm">
          <text:p text:style-name="P1"><text:s text:c="8"/>Switch <text:s text:c="7"/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556cm" svg:height="4.699cm" svg:x="15.859cm" svg:y="19.415cm">
          <text:p text:style-name="P1">Barrel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016cm" svg:height="0.889cm" svg:x="15.859cm" svg:y="19.669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016cm" svg:height="0.889cm" svg:x="15.859cm" svg:y="22.844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886cm" svg:height="0.856cm" svg:x="11.16cm" svg:y="21.353cm">
          <text:p text:style-name="P6"><text:span text:style-name="T1">NO-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016cm" svg:height="0.889cm" svg:x="11.033cm" svg:y="22.971cm">
          <text:p text:style-name="P6"><text:span text:style-name="T1">C-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016cm" svg:height="0.889cm" svg:x="11.033cm" svg:y="19.923cm">
          <text:p text:style-name="P6"><text:span text:style-name="T1">NC-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016cm" svg:height="0.889cm" svg:x="7.604cm" svg:y="20.05cm">
          <text:p text:style-name="P6"><text:span text:style-name="T1">NC+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016cm" svg:height="0.889cm" svg:x="7.604cm" svg:y="21.574cm">
          <text:p text:style-name="P6"><text:span text:style-name="T1">NO+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016cm" svg:height="0.889cm" svg:x="7.604cm" svg:y="23.098cm">
          <text:p text:style-name="P6"><text:span text:style-name="T1">C+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049cm" svg:y1="23.352cm" svg:x2="15.859cm" svg:y2="23.352cm">
          <text:p/>
        </draw:line>
        <draw:custom-shape draw:style-name="gr18" draw:text-style-name="P6" draw:layer="layout" svg:width="0.508cm" svg:height="0.381cm" svg:x="12.049cm" svg:y="23.225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0.508cm" svg:height="0.381cm" svg:x="15.351cm" svg:y="23.225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3.319cm" svg:y1="11.16cm" svg:x2="15.097cm" svg:y2="11.16cm">
          <text:p/>
        </draw:line>
        <draw:line draw:style-name="gr5" draw:text-style-name="P5" draw:layer="layout" svg:x1="15.097cm" svg:y1="11.16cm" svg:x2="15.097cm" svg:y2="20.177cm">
          <text:p/>
        </draw:line>
        <draw:line draw:style-name="gr5" draw:text-style-name="P5" draw:layer="layout" svg:x1="15.097cm" svg:y1="20.177cm" svg:x2="15.859cm" svg:y2="20.177cm">
          <text:p/>
        </draw:line>
        <draw:custom-shape draw:style-name="gr18" draw:text-style-name="P6" draw:layer="layout" svg:width="0.508cm" svg:height="0.381cm" svg:x="15.351cm" svg:y="19.923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3.319cm" svg:y1="9.128cm" svg:x2="14.335cm" svg:y2="9.128cm">
          <text:p/>
        </draw:line>
        <draw:line draw:style-name="gr5" draw:text-style-name="P5" draw:layer="layout" svg:x1="14.335cm" svg:y1="9.128cm" svg:x2="14.335cm" svg:y2="20.431cm">
          <text:p/>
        </draw:line>
        <draw:line draw:style-name="gr5" draw:text-style-name="P5" draw:layer="layout" svg:x1="12.049cm" svg:y1="20.431cm" svg:x2="14.335cm" svg:y2="20.431cm">
          <text:p/>
        </draw:line>
        <draw:custom-shape draw:style-name="gr18" draw:text-style-name="P6" draw:layer="layout" svg:width="0.508cm" svg:height="0.381cm" svg:x="12.049cm" svg:y="20.304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5T11:44:07.367549949</meta:creation-date>
    <dc:date>2023-07-15T12:19:11.247327194</dc:date>
    <meta:editing-duration>PT3M59S</meta:editing-duration>
    <meta:editing-cycles>2</meta:editing-cycles>
    <meta:generator>LibreOffice/6.4.7.2$Linux_X86_64 LibreOffice_project/40$Build-2</meta:generator>
    <meta:document-statistic meta:object-count="57"/>
  </office:meta>
</office:document-meta>
</file>